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6_15-29-17_000.jpg</text:p>
          </table:table-cell>
          <table:table-cell table:style-name="ce17" office:value-type="string">
            <text:p>:m RES 1-2*3 / free# JVEMV6 71#_14 / 71. logic / w:minimal-set;￢AFφ;expansion-laws;,other=~,think~</text:p>
          </table:table-cell>
          <table:table-cell table:style-name="ce4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2]=&quot;&quot;;[.C2];CONCATENATE([.C2];&quot; / &quot;;[.E2]))" office:value-type="string" office:string-value=":m RES 1-2*3 / free# JVEMV6 71#_14 / 71. logic / w:minimal-set;￢AFφ;expansion-laws;,other=~,think~">
            <text:p>:m RES 1-2*3 / free# JVEMV6 71#_14 / 71. logic / w:minimal-set;￢AFφ;expansion-laws;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6_15-29-46_000.jpg</text:p>
          </table:table-cell>
          <table:table-cell table:style-name="ce17" office:value-type="string">
            <text:p>:m RES 3*3 / free# JVEMV6 71#_14 / 71. logic / w:~,topic=AF.EG.P,other=~,think~</text:p>
          </table:table-cell>
          <table:table-cell table:style-name="ce4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7" table:formula="of:=IF([.E3]=&quot;&quot;;[.C3];CONCATENATE([.C3];&quot; / &quot;;[.E3]))" office:value-type="string" office:string-value=":m RES 3*3 / free# JVEMV6 71#_14 / 71. logic / w:~,topic=AF.EG.P,other=~,think~">
            <text:p>:m RES 3*3 / free# JVEMV6 71#_14 / 71. logic / w:~,topic=AF.EG.P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6_17-54-26_000.jpg</text:p>
          </table:table-cell>
          <table:table-cell table:style-name="ce17" office:value-type="strin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18"/>
          <table:table-cell table:style-name="ce4"/>
          <table:table-cell table:style-name="ce4" office:value-type="string">
            <text:p>N-35-35-29.370117 E-139-34-49.270019</text:p>
          </table:table-cell>
          <table:table-cell table:style-name="ce37" table:formula="of:=IF([.E4]=&quot;&quot;;[.C4];CONCATENATE([.C4];&quot; / &quot;;[.E4]))" office:value-type="string" office:string-value=":PHOTO 記録 / 経過記録；作ったもの / food=焼酎漬け / material=ニンニク：１玉；liquor=麦焼酎：??ml,time=~,container=big-medium-jar-at-kitchen / type=~,other=~,id=2021-04-03_23-23-45_000.jpg">
            <text:p>:PHOTO 記録 / 経過記録；作ったもの / food=焼酎漬け / material=ニンニク：１玉；liquor=麦焼酎：??ml,time=~,container=big-medium-jar-at-kitchen / type=~,other=~,id=2021-04-03_23-23-45_000.jp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6_19-15-22_000.jpg</text:p>
          </table:table-cell>
          <table:table-cell table:style-name="ce17" office:value-type="string">
            <text:p>:m :篠笛,shinobue 1*1 / session-memo / s.1:prev-1,prac \\\ s.2:fur:prev-1,tempo=90 \\\ s.3:todays-melody,genr=~,for=~,key=~,tempo=~,R=1,i.f.=this-2</text:p>
          </table:table-cell>
          <table:table-cell table:style-name="ce18"/>
          <table:table-cell table:style-name="ce4"/>
          <table:table-cell table:style-name="ce4" office:value-type="string">
            <text:p>N-35-35-28.573608 E-139-34-49.050292</text:p>
          </table:table-cell>
          <table:table-cell table:style-name="ce37" table:formula="of:=IF([.E5]=&quot;&quot;;[.C5];CONCATENATE([.C5];&quot; / &quot;;[.E5]))" office:value-type="string" office:string-value=":m :篠笛,shinobue 1*1 / session-memo / s.1:prev-1,prac \\\ s.2:fur:prev-1,tempo=90 \\\ s.3:todays-melody,genr=~,for=~,key=~,tempo=~,R=1,i.f.=this-2">
            <text:p>:m :篠笛,shinobue 1*1 / session-memo / s.1:prev-1,prac \\\ s.2:fur:prev-1,tempo=90 \\\ s.3:todays-melody,genr=~,for=~,key=~,tempo=~,R=1,i.f.=this-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6_21-04-13_000.jpg</text:p>
          </table:table-cell>
          <table:table-cell table:style-name="ce1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7_01-36-52_000.jpg</text:p>
          </table:table-cell>
          <table:table-cell table:style-name="ce19" office:value-type="string">
            <text:p>-*</text:p>
          </table:table-cell>
          <table:table-cell table:style-name="ce17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7" table:formula="of:=IF([.E7]=&quot;&quot;;[.C7];CONCATENATE([.C7];&quot; / &quot;;[.E7]))" office:value-type="string" office:string-value="-*">
            <text:p>-*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7_13-44-03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7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7_14-00-08_000.jpg</text:p>
          </table:table-cell>
          <table:table-cell table:style-name="ce20" office:value-type="string">
            <text:p>:m :th / topic=身の処し方 / content=所以の無いものを手にしない \\\ topic=物の事理について / content=現代では、蕃山の「武」に当たるのは、CO2についてのbadan</text:p>
          </table:table-cell>
          <table:table-cell table:style-name="ce19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7" table:formula="of:=IF([.E9]=&quot;&quot;;[.C9];CONCATENATE([.C9];&quot; / &quot;;[.E9]))" office:value-type="string" office:string-value=":m :th / topic=身の処し方 / content=所以の無いものを手にしない \\\ topic=物の事理について / content=現代では、蕃山の「武」に当たるのは、CO2についてのbadan">
            <text:p>:m :th / topic=身の処し方 / content=所以の無いものを手にしない \\\ topic=物の事理について / content=現代では、蕃山の「武」に当たるのは、CO2についてのbadan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7_14-00-19_000.jpg</text:p>
          </table:table-cell>
          <table:table-cell table:style-name="ce23" office:value-type="string">
            <text:p>:tome/ (J*) / topic=哲学 / content=「解放」：私が求めているもの</text:p>
          </table:table-cell>
          <table:table-cell table:style-name="ce17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7" table:formula="of:=IF([.E10]=&quot;&quot;;[.C10];CONCATENATE([.C10];&quot; / &quot;;[.E10]))" office:value-type="string" office:string-value=":tome/ (J*) / topic=哲学 / content=「解放」：私が求めているもの">
            <text:p>:tome/ (J*) / topic=哲学 / content=「解放」：私が求めているもの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7_14-00-31_000.jpg</text:p>
          </table:table-cell>
          <table:table-cell table:style-name="ce17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7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6_18-28-31_000.mp4</text:p>
          </table:table-cell>
          <table:table-cell table:style-name="ce8" office:value-type="string">
            <text:p>:VIDEO / @自室 / 記録 / jap.flute / 演奏、play / f-2021-0406-1 / XX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VIDEO / @自室 / 記録 / jap.flute / 演奏、play / f-2021-0406-1 / XX">
            <text:p>:VIDEO / @自室 / 記録 / jap.flute / 演奏、play / f-2021-0406-1 / XX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6_22-31-10_000.mid</text:p>
          </table:table-cell>
          <table:table-cell table:style-name="ce8" office:value-type="string">
            <text:p>:in-mid / app=perfect-piano / 演奏、play / id-2021-0406-1 / category=melody,inst=~,for=~,genre=~</text:p>
          </table:table-cell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in-mid / app=perfect-piano / 演奏、play / id-2021-0406-1 / category=melody,inst=~,for=~,genre=~">
            <text:p>:in-mid / app=perfect-piano / 演奏、play / id-2021-0406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2021/04/07</text:date>, <text:time>15:05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7T15:05:05.87</dc:date>
    <dc:creator>iwabuchi ken</dc:creator>
    <meta:editing-duration>P32DT12H25M24S</meta:editing-duration>
    <meta:editing-cycles>12084</meta:editing-cycles>
    <meta:document-statistic meta:table-count="1" meta:cell-count="353" meta:object-count="0"/>
  </office:meta>
</office:document-meta>
</file>